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0d78" officeooo:paragraph-rsid="000d0d78"/>
    </style:style>
    <style:style style:name="P2" style:family="paragraph" style:parent-style-name="Standard">
      <style:text-properties officeooo:rsid="000da160" officeooo:paragraph-rsid="000da16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were only fifteen minutes left. There was nothing left to do, and contrary to all of the terrifying movies he'd seen and dreadfully explicit books he'd read, in the end it was all much ado about nothing. Parties were being thrown. Massive sales were going on, with people lining up in the wee hours of the morning to purchase a 98-inch TV that they could watch for one precious day. There were 5ks, 10ks, half-marathons, marathons, charity drives, buy-one-get-ones, no-cover-charges, festival-fiesta-extravaganzas.</text:p>
      <text:p text:style-name="P1"/>
      <text:p text:style-name="P1">He carried a book in his left hand; before leaving, he looked at his bookshelf, eyeballing the widely-regarded “classics”: Nabokov, Hemingway, Faulkner, Williams, Dostoyevsky, Plath... One day left, and he was still trying to kid himself. He grabbed a well-thumbed paperback by Vonnegut and stepped out the door. <text:s/></text:p>
      <text:p text:style-name="P1"/>
      <text:p text:style-name="P1">He went around the corner to the old coffee shop. The door opened, bells announcing his presence. Barristas didn't acknowledge him. There were two other people in line.</text:p>
      <text:p text:style-name="P1"/>
      <text:p text:style-name="P1">“Vanilla macchiato, small.”</text:p>
      <text:p text:style-name="P1">“We're out of vanilla.”</text:p>
      <text:p text:style-name="P1">“Okay, I'll just have an espresso then.”</text:p>
      <text:p text:style-name="P1"/>
      <text:p text:style-name="P2">He paid, then waited at the far end of the counter. He brushed the rain off of his coat and looked around. There were more people in here than he'd imagined there would be. In this large city that never ceased moving, he had fully planned on being the only one. <text:span text:style-name="T1">Even in the end, I'm a narcissist, </text:span><text:span text:style-name="T2">he though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15:08:58.700000000</meta:creation-date>
    <dc:date>2014-05-03T15:26:59.376000000</dc:date>
    <meta:editing-duration>PT2M49S</meta:editing-duration>
    <meta:editing-cycles>1</meta:editing-cycles>
    <meta:document-statistic meta:table-count="0" meta:image-count="0" meta:object-count="0" meta:page-count="1" meta:paragraph-count="7" meta:word-count="232" meta:character-count="1401" meta:non-whitespace-character-count="1173"/>
    <meta:generator>LibreOffice/4.1.5.3$Windows_x86 LibreOffice_project/1c1366bba2ba2b554cd2ca4d87c06da81c05d24</meta:generator>
  </office:meta>
</office:document-meta>
</file>